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Silné" style:family="text">
      <style:text-properties fo:font-weight="normal" style:font-weight-asian="normal"/>
    </style:style>
    <style:style style:name="P21" style:parent-style-name="Základnítext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8/2022<text:bookmark-end text:name="Text14"/></text:p>
            <text:p text:style-name="Normální">KVOP-30637/2022<text:bookmark-end text:name="Text2"/></text:p>
            <text:p text:style-name="Normální"><text:bookmark-start text:name="Text6"/>17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á paní<text:bookmark-end text:name="Text8"/></text:p>
            <text:p text:style-name="Normální"><text:bookmark-start text:name="Text9"/>Ing. E<text:bookmark-end text:name="Text9"/>. K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text:s/></text:h>
      <text:p text:style-name="Základnítext">Vážená paní inženýrko,</text:p>
      <text:p text:style-name="Základnítext">dne 12. května 2022 byla do Kanceláře veřejného ochránce práv doručena Vaše žádost podle zákona č. 106/1999 Sb., o svobodném přístupu k informacím, ve znění pozdějších předpisů, kterou žádáte o sdělení:</text:p>
      <text:list text:style-name="LFO3_1" text:continue-numbering="true">
        <text:list-item>
          <text:p text:style-name="P17"><text:span text:style-name="Zdůraznění">Jakou spisovou znač</text:span><text:span text:style-name="Zdůraznění">ku má Vaše stížnost na MPSV, Úřad práce a Policii ČR.</text:span></text:p>
        </text:list-item>
        <text:list-item>
          <text:p text:style-name="P18"><text:span text:style-name="Zdůraznění">Který pracovník Kanceláře veřejného ochránce práv řeší uvedenou stížnost.</text:span></text:p>
        </text:list-item>
        <text:list-item>
          <text:p text:style-name="P19"><text:span text:style-name="Zdůraznění">Jaké konkrétní kroky ve věci stížnosti na MPSV, Úřad práce a Policii ČR byly učiněny a s jakým výsledkem.</text:span></text:p>
        </text:list-item>
      </text:list>
      <text:p text:style-name="Základnítext">Ve smyslu zákona<text:s/>o svobodném přístupu k informacím,<text:s/><text:span text:style-name="Silné">Vám výše uvedené informace poskytuji.</text:span></text:p>
      <text:p text:style-name="Základnítext">Ad 1</text:p>
      <text:p text:style-name="Základnítext">Vaše stížnost (podnět) má spisovou značku 12618/2022/VOP/MK.</text:p>
      <text:p text:style-name="Základnítext">Ad 2</text:p>
      <text:p text:style-name="Základnítext">Spis byl přidělen Mgr. Milanu Kocourkovi, tel. 542 542 390, e-mail:<text:s/><text:a xlink:href="mailto:kocourek@ochrance.cz" office:target-frame-name="_top" xlink:show="replace"><text:span text:style-name="Hypertextovýodkaz">kocourek@ochrance.cz</text:span></text:a>.<text:s/></text:p>
      <text:p text:style-name="Základnítext">Ad 3</text:p>
      <text:p text:style-name="Základnítext">Spis byl dne 9. května 2022 přidělen ke zpracování Mgr. Kocourkovi a ten dne 17. května 2022 zpracoval koncept odpovědi na Váš podnět.<text:s/></text:p>
      <text:p text:style-name="Základnítext"><text:span text:style-name="T20">S pozdravem</text:span></text:p>
      <text:p text:style-name="Základnítext"/>
      <text:p text:style-name="P21"/>
      <text:p text:style-name="podpis">JUDr. Pavel Pořízek, Ph.D.</text:p>
      <text:p text:style-name="podpis">vedoucí Kanceláře veřejného ochránce práv</text:p>
      <text:p text:style-name="podpis"/>
      <text:p text:style-name="podpis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JXV6*</text:span></text:p>
        <text:p text:style-name="P12"><text:span text:style-name="T13">KVOPX00CJXV6</text:span>KVOPX00CJXV6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7-27T10:19:00Z</meta:creation-date>
    <dc:date>2022-07-27T10:2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67" meta:character-count="1155" meta:row-count="8" meta:non-whitespace-character-count="990"/>
  </office:meta>
</office:document-meta>
</file>